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urier New" svg:font-family="&quot;Courier New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 fo:background-color="#FFFFFF"/>
      <style:text-properties fo:color="#6C6C6C" style:font-name="Arial" style:font-name-asian="Arial" style:font-name-complex="Arial" fo:font-size="5pt" style:font-size-asian="5pt" style:font-size-complex="5pt"/>
    </style:style>
    <style:style style:name="ce3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end" fo:margin-right="0cm"/>
      <style:text-properties fo:color="#6C6C6C" style:font-name="Arial" style:font-name-asian="Arial" style:font-name-complex="Arial" fo:font-size="5pt" style:font-size-asian="5pt" style:font-size-complex="5pt"/>
    </style:style>
    <style:style style:name="ce4" style:family="table-cell" style:parent-style-name="Default" style:data-style-name="N0">
      <style:table-cell-properties style:vertical-align="middle" fo:wrap-option="wrap" fo:background-color="#0A72BC"/>
      <style:text-properties fo:color="#FFFFFF" style:font-name="Arial" style:font-name-asian="Arial" style:font-name-complex="Arial" fo:font-size="5pt" style:font-size-asian="5pt" style:font-size-complex="5pt"/>
    </style:style>
    <style:style style:name="ce5" style:family="table-cell" style:parent-style-name="Default" style:data-style-name="N0">
      <style:table-cell-properties style:vertical-align="middle" fo:wrap-option="wrap" fo:background-color="#FFFFFF"/>
      <style:text-properties style:font-name="Arial" style:font-name-asian="Arial" style:font-name-complex="Arial" fo:font-size="5pt" style:font-size-asian="5pt" style:font-size-complex="5pt"/>
    </style:style>
    <style:style style:name="ce6" style:family="table-cell" style:parent-style-name="Default" style:data-style-name="N0">
      <style:table-cell-properties style:vertical-align="middle" fo:wrap-option="wrap" fo:background-color="#FFFFFF" style:repeat-content="false"/>
      <style:paragraph-properties fo:text-align="end" fo:margin-right="0cm"/>
      <style:text-properties style:font-name="Arial" style:font-name-asian="Arial" style:font-name-complex="Arial" fo:font-size="5pt" style:font-size-asian="5pt" style:font-size-complex="5pt"/>
    </style:style>
    <style:style style:name="ce7" style:family="table-cell" style:parent-style-name="Default" style:data-style-name="N0">
      <style:table-cell-properties style:vertical-align="middle"/>
      <style:text-properties fo:color="#000080" style:font-name="Courier New" style:font-name-asian="Courier New" style:font-name-complex="Courier New" fo:font-size="4pt" style:font-size-asian="4pt" style:font-size-complex="4pt" fo:font-weight="bold" style:font-weight-asian="bold" style:font-weight-complex="bold" style:font-family-generic="modern"/>
    </style:style>
    <style:style style:name="ce8" style:family="table-cell" style:parent-style-name="Default" style:data-style-name="N0"/>
    <style:style style:name="ce9" style:family="table-cell" style:parent-style-name="Default" style:data-style-name="N0">
      <style:table-cell-properties style:vertical-align="middle" fo:wrap-option="wrap" fo:background-color="#FFFFFF"/>
      <style:text-properties fo:color="#6C6C6C" style:font-name="Arial" style:font-name-asian="Arial" style:font-name-complex="Arial" fo:font-size="5pt" style:font-size-asian="5pt" style:font-size-complex="5pt"/>
    </style:style>
    <style:style style:name="co1" style:family="table-column">
      <style:table-column-properties fo:break-before="auto" style:column-width="6.49552083333333cm"/>
    </style:style>
    <style:style style:name="co2" style:family="table-column">
      <style:table-column-properties fo:break-before="auto" style:column-width="2.11666666666667cm"/>
    </style:style>
    <style:style style:name="co3" style:family="table-column">
      <style:table-column-properties fo:break-before="auto" style:column-width="0.5953125cm"/>
    </style:style>
    <style:style style:name="co4" style:family="table-column">
      <style:table-column-properties fo:break-before="auto" style:column-width="4.47145833333333cm"/>
    </style:style>
    <style:style style:name="ro1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2" table:number-columns-repeated="16379" table:default-cell-style-name="ce1"/>
        <table:table-row table:style-name="ro1">
          <table:table-cell table:style-name="ce1"/>
          <table:table-cell table:number-columns-repeated="2" table:style-name="ce7"/>
          <table:table-cell table:number-columns-repeated="16381" table:style-name="ce1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" table:style-name="ce1">
            <text:p>2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AGALAWATTA</text:p>
          </table:table-cell>
          <table:table-cell office:value-type="string" table:style-name="ce9">
            <text:p>");</text:p>
          </table:table-cell>
          <table:table-cell table:style-name="ce3"/>
          <table:table-cell table:number-columns-repeated="16378" table:style-name="ce1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" table:formula="of:=[.B2]+1" table:style-name="ce1">
            <text:p>3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AHANGAM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4" table:formula="of:=[.B3]+1" table:style-name="ce1">
            <text:p>4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AHUNGAL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5" table:formula="of:=[.B4]+1" table:style-name="ce1">
            <text:p>5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AKKARAIPATTU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6" table:formula="of:=[.B5]+1" table:style-name="ce1">
            <text:p>6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AKURAN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7" table:formula="of:=[.B6]+1" table:style-name="ce1">
            <text:p>7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AKURESS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8" table:formula="of:=[.B7]+1" table:style-name="ce1">
            <text:p>8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ALAU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9" table:formula="of:=[.B8]+1" table:style-name="ce1">
            <text:p>9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ALUTHGAM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0" table:formula="of:=[.B9]+1" table:style-name="ce1">
            <text:p>10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AMBALANGOD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1" table:formula="of:=[.B10]+1" table:style-name="ce1">
            <text:p>11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AMBALANTHOT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2" table:formula="of:=[.B11]+1" table:style-name="ce1">
            <text:p>12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AMBATALE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3" table:formula="of:=[.B12]+1" table:style-name="ce1">
            <text:p>13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AMBEPUSS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4" table:formula="of:=[.B13]+1" table:style-name="ce1">
            <text:p>14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AMPARAI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5" table:formula="of:=[.B14]+1" table:style-name="ce1">
            <text:p>15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ANAMADU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6" table:formula="of:=[.B15]+1" table:style-name="ce1">
            <text:p>16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ANDIGAM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7" table:formula="of:=[.B16]+1" table:style-name="ce1">
            <text:p>17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ANGOD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8" table:formula="of:=[.B17]+1" table:style-name="ce1">
            <text:p>18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ANGULAN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9" table:formula="of:=[.B18]+1" table:style-name="ce1">
            <text:p>19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ANURADHAPUR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0" table:formula="of:=[.B19]+1" table:style-name="ce1">
            <text:p>20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ARANAYAKE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1" table:formula="of:=[.B20]+1" table:style-name="ce1">
            <text:p>21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ATTANAGA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2" table:formula="of:=[.B21]+1" table:style-name="ce1">
            <text:p>22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ATHTHID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3" table:formula="of:=[.B22]+1" table:style-name="ce1">
            <text:p>23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ATHURUGIR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4" table:formula="of:=[.B23]+1" table:style-name="ce1">
            <text:p>24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AWISSAWEL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5" table:formula="of:=[.B24]+1" table:style-name="ce1">
            <text:p>25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AMBAMPO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6" table:formula="of:=[.B25]+1" table:style-name="ce1">
            <text:p>26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ADALGAM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7" table:formula="of:=[.B26]+1" table:style-name="ce1">
            <text:p>27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ADUL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8" table:formula="of:=[.B27]+1" table:style-name="ce1">
            <text:p>28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AGAWANTHALA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9" table:formula="of:=[.B28]+1" table:style-name="ce1">
            <text:p>29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ALANGOD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0" table:formula="of:=[.B29]+1" table:style-name="ce1">
            <text:p>30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ALAPIT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1" table:formula="of:=[.B30]+1" table:style-name="ce1">
            <text:p>31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ANDARAGAM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2" table:formula="of:=[.B31]+1" table:style-name="ce1">
            <text:p>32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ANDARAKOSWATT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3" table:formula="of:=[.B32]+1" table:style-name="ce1">
            <text:p>33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ANDARAWE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4" table:formula="of:=[.B33]+1" table:style-name="ce1">
            <text:p>34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ANGADEN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5" table:formula="of:=[.B34]+1" table:style-name="ce1">
            <text:p>35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ATHTHARAMUL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6" table:formula="of:=[.B35]+1" table:style-name="ce1">
            <text:p>36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ATTICALO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7" table:formula="of:=[.B36]+1" table:style-name="ce1">
            <text:p>37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ATTULUO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8" table:formula="of:=[.B37]+1" table:style-name="ce1">
            <text:p>38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ELIATHTH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9" table:formula="of:=[.B38]+1" table:style-name="ce1">
            <text:p>39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ELIHULO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40" table:formula="of:=[.B39]+1" table:style-name="ce1">
            <text:p>40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ELLANWI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41" table:formula="of:=[.B40]+1" table:style-name="ce1">
            <text:p>41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ENTOT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42" table:formula="of:=[.B41]+1" table:style-name="ce1">
            <text:p>42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ERUWA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43" table:formula="of:=[.B42]+1" table:style-name="ce1">
            <text:p>43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IBILE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44" table:formula="of:=[.B43]+1" table:style-name="ce1">
            <text:p>44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LUELAGOON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45" table:formula="of:=[.B44]+1" table:style-name="ce1">
            <text:p>45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LUE OCEANIC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46" table:formula="of:=[.B45]+1" table:style-name="ce1">
            <text:p>46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OLAWATT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47" table:formula="of:=[.B46]+1" table:style-name="ce1">
            <text:p>47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OPIT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48" table:formula="of:=[.B47]+1" table:style-name="ce1">
            <text:p>48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ORALASGAMU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49" table:formula="of:=[.B48]+1" table:style-name="ce1">
            <text:p>49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ULATHKOHUPIT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50" table:formula="of:=[.B49]+1" table:style-name="ce1">
            <text:p>50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ULATHSINHA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51" table:formula="of:=[.B50]+1" table:style-name="ce1">
            <text:p>51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ADURAL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52" table:formula="of:=[.B51]+1" table:style-name="ce1">
            <text:p>52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ERAGA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53" table:formula="of:=[.B52]+1" table:style-name="ce1">
            <text:p>53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IYAGAM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54" table:formula="of:=[.B53]+1" table:style-name="ce1">
            <text:p>54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OOSS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55" table:formula="of:=[.B54]+1" table:style-name="ce1">
            <text:p>55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UTHTA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56" table:formula="of:=[.B55]+1" table:style-name="ce1">
            <text:p>56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ALUMMAHAR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57" table:formula="of:=[.B56]+1" table:style-name="ce1">
            <text:p>57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INGIR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58" table:formula="of:=[.B57]+1" table:style-name="ce1">
            <text:p>58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OPATHTHALA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59" table:formula="of:=[.B58]+1" table:style-name="ce1">
            <text:p>59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BULNE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60" table:formula="of:=[.B59]+1" table:style-name="ce1">
            <text:p>60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CHILAW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61" table:formula="of:=[.B60]+1" table:style-name="ce1">
            <text:p>61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COLOMBO 01 - FORT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62" table:formula="of:=[.B61]+1" table:style-name="ce1">
            <text:p>62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COLOMBO 02 - SLAVE ISLAND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63" table:formula="of:=[.B62]+1" table:style-name="ce1">
            <text:p>63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COLOMBO 03 - KOLLUPIT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64" table:formula="of:=[.B63]+1" table:style-name="ce1">
            <text:p>64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COLOMBO 04 - BAMBALAPIT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65" table:formula="of:=[.B64]+1" table:style-name="ce1">
            <text:p>65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COLOMBO 05 - HAVELOCK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66" table:formula="of:=[.B65]+1" table:style-name="ce1">
            <text:p>66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COLOMBO 06 - WELLAWATT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67" table:formula="of:=[.B66]+1" table:style-name="ce1">
            <text:p>67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COLOMBO 07 - CINNAMON GARDENS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68" table:formula="of:=[.B67]+1" table:style-name="ce1">
            <text:p>68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COLOMBO 08 - BOREL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69" table:formula="of:=[.B68]+1" table:style-name="ce1">
            <text:p>69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COLOMBO 09 - DEMATAGOD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70" table:formula="of:=[.B69]+1" table:style-name="ce1">
            <text:p>70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COLOMBO 10 - MARADAN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71" table:formula="of:=[.B70]+1" table:style-name="ce1">
            <text:p>71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COLOMBO 11 - PETTAH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72" table:formula="of:=[.B71]+1" table:style-name="ce1">
            <text:p>72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COLOMBO 12 - ALUTHKADE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73" table:formula="of:=[.B72]+1" table:style-name="ce1">
            <text:p>73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COLOMBO 13 - KOTAHEN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74" table:formula="of:=[.B73]+1" table:style-name="ce1">
            <text:p>74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COLOMBO 14 - GRANDPASS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75" table:formula="of:=[.B74]+1" table:style-name="ce1">
            <text:p>75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COLOMBO 15 - MATTAKUL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76" table:formula="of:=[.B75]+1" table:style-name="ce1">
            <text:p>76</text:p>
          </table:table-cell>
          <table:table-cell office:value-type="string" table:style-name="ce8">
            <text:p>,"</text:p>
          </table:table-cell>
          <table:table-cell office:value-type="string" table:style-name="ce4">
            <text:p>CHAWAKACHCHERI</text:p>
          </table:table-cell>
          <table:table-cell office:value-type="string" table:style-name="ce9">
            <text:p>");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77" table:formula="of:=[.B76]+1" table:style-name="ce1">
            <text:p>77</text:p>
          </table:table-cell>
          <table:table-cell office:value-type="string" table:style-name="ce8">
            <text:p>,"</text:p>
          </table:table-cell>
          <table:table-cell office:value-type="string" table:style-name="ce3">
            <text:p>DAMBULLA</text:p>
          </table:table-cell>
          <table:table-cell office:value-type="string" table:style-name="ce9">
            <text:p>");</text:p>
          </table:table-cell>
          <table:table-cell table:style-name="ce3"/>
          <table:table-cell table:number-columns-repeated="16378" table:style-name="ce1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78" table:formula="of:=[.B77]+1" table:style-name="ce1">
            <text:p>78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DAMBADEN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79" table:formula="of:=[.B78]+1" table:style-name="ce1">
            <text:p>79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DANDUGAM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80" table:formula="of:=[.B79]+1" table:style-name="ce1">
            <text:p>80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DANKOTU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81" table:formula="of:=[.B80]+1" table:style-name="ce1">
            <text:p>81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DEHIOWIT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82" table:formula="of:=[.B81]+1" table:style-name="ce1">
            <text:p>82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DEHIWA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83" table:formula="of:=[.B82]+1" table:style-name="ce1">
            <text:p>83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DELGOD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84" table:formula="of:=[.B83]+1" table:style-name="ce1">
            <text:p>84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DENIYA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85" table:formula="of:=[.B84]+1" table:style-name="ce1">
            <text:p>85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DERANIYAGA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86" table:formula="of:=[.B85]+1" table:style-name="ce1">
            <text:p>86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DICKWEL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87" table:formula="of:=[.B86]+1" table:style-name="ce1">
            <text:p>87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DIGAN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88" table:formula="of:=[.B87]+1" table:style-name="ce1">
            <text:p>88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DIVULAPIT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89" table:formula="of:=[.B88]+1" table:style-name="ce1">
            <text:p>89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DIYATALA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90" table:formula="of:=[.B89]+1" table:style-name="ce1">
            <text:p>90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DODANGASLAND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91" table:formula="of:=[.B90]+1" table:style-name="ce1">
            <text:p>91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DODANGOD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92" table:formula="of:=[.B91]+1" table:style-name="ce1">
            <text:p>92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DOLPHINE HOTEL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93" table:formula="of:=[.B92]+1" table:style-name="ce1">
            <text:p>93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DOMPE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94" table:formula="of:=[.B93]+1" table:style-name="ce1">
            <text:p>94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DUMMALASOOR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95" table:formula="of:=[.B94]+1" table:style-name="ce1">
            <text:p>95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DUNAGAH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96" table:formula="of:=[.B95]+1" table:style-name="ce1">
            <text:p>96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DEVUNDAR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97" table:formula="of:=[.B96]+1" table:style-name="ce1">
            <text:p>97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DAMBOKKE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98" table:formula="of:=[.B97]+1" table:style-name="ce1">
            <text:p>98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DIMBU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99" table:formula="of:=[.B98]+1" table:style-name="ce1">
            <text:p>99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DEBARAWE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00" table:formula="of:=[.B99]+1" table:style-name="ce1">
            <text:p>100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EHALIYAGOD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01" table:formula="of:=[.B100]+1" table:style-name="ce1">
            <text:p>101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EKA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02" table:formula="of:=[.B101]+1" table:style-name="ce1">
            <text:p>102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ELAHER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03" table:formula="of:=[.B102]+1" table:style-name="ce1">
            <text:p>103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ELPIT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04" table:formula="of:=[.B103]+1" table:style-name="ce1">
            <text:p>104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EMBILIPIT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05" table:formula="of:=[.B104]+1" table:style-name="ce1">
            <text:p>105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ENDERAMUL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06" table:formula="of:=[.B105]+1" table:style-name="ce1">
            <text:p>106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EPPAWA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07" table:formula="of:=[.B106]+1" table:style-name="ce1">
            <text:p>107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ERAVUR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08" table:formula="of:=[.B107]+1" table:style-name="ce1">
            <text:p>108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ELEPHANT PASS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09" table:formula="of:=[.B108]+1" table:style-name="ce1">
            <text:p>109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GALAGEDARA (KANDY)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10" table:formula="of:=[.B109]+1" table:style-name="ce1">
            <text:p>110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GALAGEDARA (MIPE)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11" table:formula="of:=[.B110]+1" table:style-name="ce1">
            <text:p>111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GALAH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12" table:formula="of:=[.B111]+1" table:style-name="ce1">
            <text:p>112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GALAHITIYAWA (HOROMBAWA)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13" table:formula="of:=[.B112]+1" table:style-name="ce1">
            <text:p>113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GALEWE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14" table:formula="of:=[.B113]+1" table:style-name="ce1">
            <text:p>114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GALGAMU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15" table:formula="of:=[.B114]+1" table:style-name="ce1">
            <text:p>115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GALIGAMU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16" table:formula="of:=[.B115]+1" table:style-name="ce1">
            <text:p>116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GALLE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17" table:formula="of:=[.B116]+1" table:style-name="ce1">
            <text:p>117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GAMPAH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18" table:formula="of:=[.B117]+1" table:style-name="ce1">
            <text:p>118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GAMPO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19" table:formula="of:=[.B118]+1" table:style-name="ce1">
            <text:p>119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GANEMUL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20" table:formula="of:=[.B119]+1" table:style-name="ce1">
            <text:p>120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GANAGODAWI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21" table:formula="of:=[.B120]+1" table:style-name="ce1">
            <text:p>121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GELIO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22" table:formula="of:=[.B121]+1" table:style-name="ce1">
            <text:p>122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GINIGATHHEN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23" table:formula="of:=[.B122]+1" table:style-name="ce1">
            <text:p>123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GIRITHALE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24" table:formula="of:=[.B123]+1" table:style-name="ce1">
            <text:p>124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GIRIUL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25" table:formula="of:=[.B124]+1" table:style-name="ce1">
            <text:p>125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GOLDI SANDI HOTEL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26" table:formula="of:=[.B125]+1" table:style-name="ce1">
            <text:p>126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GORAKAN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27" table:formula="of:=[.B126]+1" table:style-name="ce1">
            <text:p>127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GOTHATU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28" table:formula="of:=[.B127]+1" table:style-name="ce1">
            <text:p>128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GALENBIDUNUWE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29" table:formula="of:=[.B128]+1" table:style-name="ce1">
            <text:p>129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GALO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30" table:formula="of:=[.B129]+1" table:style-name="ce1">
            <text:p>130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GOKAREL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31" table:formula="of:=[.B130]+1" table:style-name="ce1">
            <text:p>131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GALAPITAMAD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32" table:formula="of:=[.B131]+1" table:style-name="ce1">
            <text:p>132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GIRADURUKOTTE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33" table:formula="of:=[.B132]+1" table:style-name="ce1">
            <text:p>133</text:p>
          </table:table-cell>
          <table:table-cell office:value-type="string" table:style-name="ce8">
            <text:p>,"</text:p>
          </table:table-cell>
          <table:table-cell office:value-type="string" table:style-name="ce4">
            <text:p>GALNEWA</text:p>
          </table:table-cell>
          <table:table-cell office:value-type="string" table:style-name="ce9">
            <text:p>");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34" table:formula="of:=[.B133]+1" table:style-name="ce1">
            <text:p>134</text:p>
          </table:table-cell>
          <table:table-cell office:value-type="string" table:style-name="ce8">
            <text:p>,"</text:p>
          </table:table-cell>
          <table:table-cell office:value-type="string" table:style-name="ce3">
            <text:p>TIYA</text:p>
          </table:table-cell>
          <table:table-cell office:value-type="string" table:style-name="ce9">
            <text:p>");</text:p>
          </table:table-cell>
          <table:table-cell table:style-name="ce3"/>
          <table:table-cell table:number-columns-repeated="16378" table:style-name="ce1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35" table:formula="of:=[.B134]+1" table:style-name="ce1">
            <text:p>135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HAPUTALE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36" table:formula="of:=[.B135]+1" table:style-name="ce1">
            <text:p>136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HUNGAM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37" table:formula="of:=[.B136]+1" table:style-name="ce1">
            <text:p>137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HOKANDAR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38" table:formula="of:=[.B137]+1" table:style-name="ce1">
            <text:p>138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IBBAGAMU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39" table:formula="of:=[.B138]+1" table:style-name="ce1">
            <text:p>139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INDURU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40" table:formula="of:=[.B139]+1" table:style-name="ce1">
            <text:p>140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INGINIYAGA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41" table:formula="of:=[.B140]+1" table:style-name="ce1">
            <text:p>141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INGIR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42" table:formula="of:=[.B141]+1" table:style-name="ce1">
            <text:p>142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I.D.H.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43" table:formula="of:=[.B142]+1" table:style-name="ce1">
            <text:p>143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IMBULGOD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44" table:formula="of:=[.B143]+1" table:style-name="ce1">
            <text:p>144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IRANAMADU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45" table:formula="of:=[.B144]+1" table:style-name="ce1">
            <text:p>145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IMADU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46" table:formula="of:=[.B145]+1" table:style-name="ce1">
            <text:p>146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JA-E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47" table:formula="of:=[.B146]+1" table:style-name="ce1">
            <text:p>147</text:p>
          </table:table-cell>
          <table:table-cell office:value-type="string" table:style-name="ce8">
            <text:p>,"</text:p>
          </table:table-cell>
          <table:table-cell office:value-type="string" table:style-name="ce4">
            <text:p>JAFFNA-PE</text:p>
          </table:table-cell>
          <table:table-cell office:value-type="string" table:style-name="ce9">
            <text:p>");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48" table:formula="of:=[.B147]+1" table:style-name="ce1">
            <text:p>148</text:p>
          </table:table-cell>
          <table:table-cell office:value-type="string" table:style-name="ce8">
            <text:p>,"</text:p>
          </table:table-cell>
          <table:table-cell table:style-name="ce1"/>
          <table:table-cell office:value-type="string" table:style-name="ce9">
            <text:p>");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49" table:formula="of:=[.B148]+1" table:style-name="ce1">
            <text:p>149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ADAWATHA</text:p>
          </table:table-cell>
          <table:table-cell office:value-type="string" table:style-name="ce9">
            <text:p>");</text:p>
          </table:table-cell>
          <table:table-cell table:style-name="ce6"/>
          <table:table-cell table:number-columns-repeated="16378" table:style-name="ce1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50" table:formula="of:=[.B149]+1" table:style-name="ce1">
            <text:p>150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ADUGANNAW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51" table:formula="of:=[.B150]+1" table:style-name="ce1">
            <text:p>151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ADUWEL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52" table:formula="of:=[.B151]+1" table:style-name="ce1">
            <text:p>152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AHATAGASDIGILIY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53" table:formula="of:=[.B152]+1" table:style-name="ce1">
            <text:p>153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AHAWATT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54" table:formula="of:=[.B153]+1" table:style-name="ce1">
            <text:p>154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ALAGEDIHEN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55" table:formula="of:=[.B154]+1" table:style-name="ce1">
            <text:p>155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ALAOY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56" table:formula="of:=[.B155]+1" table:style-name="ce1">
            <text:p>156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ALAWAN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57" table:formula="of:=[.B156]+1" table:style-name="ce1">
            <text:p>157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ALAWEW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58" table:formula="of:=[.B157]+1" table:style-name="ce1">
            <text:p>158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ALMUNAI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59" table:formula="of:=[.B158]+1" table:style-name="ce1">
            <text:p>159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ALPITIY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60" table:formula="of:=[.B159]+1" table:style-name="ce1">
            <text:p>160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ALUBOWIL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61" table:formula="of:=[.B160]+1" table:style-name="ce1">
            <text:p>161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ALUTAR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62" table:formula="of:=[.B161]+1" table:style-name="ce1">
            <text:p>162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ANDAN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63" table:formula="of:=[.B162]+1" table:style-name="ce1">
            <text:p>163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ANDY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64" table:formula="of:=[.B163]+1" table:style-name="ce1">
            <text:p>164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ANTALE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65" table:formula="of:=[.B164]+1" table:style-name="ce1">
            <text:p>165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ATAN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66" table:formula="of:=[.B165]+1" table:style-name="ce1">
            <text:p>166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ATHANKUDY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67" table:formula="of:=[.B166]+1" table:style-name="ce1">
            <text:p>167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ATHARAGAM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68" table:formula="of:=[.B167]+1" table:style-name="ce1">
            <text:p>168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ATTUW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69" table:formula="of:=[.B168]+1" table:style-name="ce1">
            <text:p>169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ATUBEDD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70" table:formula="of:=[.B169]+1" table:style-name="ce1">
            <text:p>170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ATUGASTOT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71" table:formula="of:=[.B170]+1" table:style-name="ce1">
            <text:p>171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EBILITHIGOLLAW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72" table:formula="of:=[.B171]+1" table:style-name="ce1">
            <text:p>172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EGALLE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73" table:formula="of:=[.B172]+1" table:style-name="ce1">
            <text:p>173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EKIRAW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74" table:formula="of:=[.B173]+1" table:style-name="ce1">
            <text:p>174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ELANIY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75" table:formula="of:=[.B174]+1" table:style-name="ce1">
            <text:p>175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ESBEW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76" table:formula="of:=[.B175]+1" table:style-name="ce1">
            <text:p>176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IBULAPITIY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77" table:formula="of:=[.B176]+1" table:style-name="ce1">
            <text:p>177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INIY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78" table:formula="of:=[.B177]+1" table:style-name="ce1">
            <text:p>178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IRIBATHGOD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79" table:formula="of:=[.B178]+1" table:style-name="ce1">
            <text:p>179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IRIDIWEL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80" table:formula="of:=[.B179]+1" table:style-name="ce1">
            <text:p>180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IRIND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81" table:formula="of:=[.B180]+1" table:style-name="ce1">
            <text:p>181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IRULAPAN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82" table:formula="of:=[.B181]+1" table:style-name="ce1">
            <text:p>182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ITHULGAL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83" table:formula="of:=[.B182]+1" table:style-name="ce1">
            <text:p>183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OCHCHIKADE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84" table:formula="of:=[.B183]+1" table:style-name="ce1">
            <text:p>184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OGGAL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85" table:formula="of:=[.B184]+1" table:style-name="ce1">
            <text:p>185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OHUWAL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86" table:formula="of:=[.B185]+1" table:style-name="ce1">
            <text:p>186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OLONNAW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87" table:formula="of:=[.B186]+1" table:style-name="ce1">
            <text:p>187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OSGOD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88" table:formula="of:=[.B187]+1" table:style-name="ce1">
            <text:p>188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OTADENIYAW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89" table:formula="of:=[.B188]+1" table:style-name="ce1">
            <text:p>189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OTAGAL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90" table:formula="of:=[.B189]+1" table:style-name="ce1">
            <text:p>190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OTIKAWATT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91" table:formula="of:=[.B190]+1" table:style-name="ce1">
            <text:p>191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OTIYAKUBUR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92" table:formula="of:=[.B191]+1" table:style-name="ce1">
            <text:p>192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OTMALE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93" table:formula="of:=[.B192]+1" table:style-name="ce1">
            <text:p>193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OTTRAMULL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94" table:formula="of:=[.B193]+1" table:style-name="ce1">
            <text:p>194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OTTAW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95" table:formula="of:=[.B194]+1" table:style-name="ce1">
            <text:p>195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OTTE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96" table:formula="of:=[.B195]+1" table:style-name="ce1">
            <text:p>196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ULIYAPITIY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97" table:formula="of:=[.B196]+1" table:style-name="ce1">
            <text:p>197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URUNEGAL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98" table:formula="of:=[.B197]+1" table:style-name="ce1">
            <text:p>198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URUWIT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199" table:formula="of:=[.B198]+1" table:style-name="ce1">
            <text:p>199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AHAW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00" table:formula="of:=[.B199]+1" table:style-name="ce1">
            <text:p>200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ATUNERIY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01" table:formula="of:=[.B200]+1" table:style-name="ce1">
            <text:p>201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ALATHTHEW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02" table:formula="of:=[.B201]+1" table:style-name="ce1">
            <text:p>202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OSGAM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03" table:formula="of:=[.B202]+1" table:style-name="ce1">
            <text:p>203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OSLAND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04" table:formula="of:=[.B203]+1" table:style-name="ce1">
            <text:p>204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ALUAGGALA (GINIGATHHENA ROAD)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05" table:formula="of:=[.B204]+1" table:style-name="ce1">
            <text:p>205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ALUAGGALA (HIGH LEVEL ROAD)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06" table:formula="of:=[.B205]+1" table:style-name="ce1">
            <text:p>206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ARAWANELL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07" table:formula="of:=[.B206]+1" table:style-name="ce1">
            <text:p>207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ATUNAYAKE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08" table:formula="of:=[.B207]+1" table:style-name="ce1">
            <text:p>208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INNIMADUW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09" table:formula="of:=[.B208]+1" table:style-name="ce1">
            <text:p>209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URAN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10" table:formula="of:=[.B209]+1" table:style-name="ce1">
            <text:p>210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ILINOCHCHI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11" table:formula="of:=[.B210]+1" table:style-name="ce1">
            <text:p>211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KANKASANTHUREI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12" table:formula="of:=[.B211]+1" table:style-name="ce1">
            <text:p>212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LABUGAM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13" table:formula="of:=[.B212]+1" table:style-name="ce1">
            <text:p>213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LATHPANDUR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14" table:formula="of:=[.B213]+1" table:style-name="ce1">
            <text:p>214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LUNAW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15" table:formula="of:=[.B214]+1" table:style-name="ce1">
            <text:p>215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LUNUWIL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16" table:formula="of:=[.B215]+1" table:style-name="ce1">
            <text:p>216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LUNUGAMWEHER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17" table:formula="of:=[.B216]+1" table:style-name="ce1">
            <text:p>217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ABOLE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18" table:formula="of:=[.B217]+1" table:style-name="ce1">
            <text:p>218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ADAMPE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19" table:formula="of:=[.B218]+1" table:style-name="ce1">
            <text:p>219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ADAMPELL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20" table:formula="of:=[.B219]+1" table:style-name="ce1">
            <text:p>220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ADATUGAM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21" table:formula="of:=[.B220]+1" table:style-name="ce1">
            <text:p>221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ADIPOL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22" table:formula="of:=[.B221]+1" table:style-name="ce1">
            <text:p>222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EDIRIGIRIY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23" table:formula="of:=[.B222]+1" table:style-name="ce1">
            <text:p>223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ADURANKULIY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24" table:formula="of:=[.B223]+1" table:style-name="ce1">
            <text:p>224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AGGON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25" table:formula="of:=[.B224]+1" table:style-name="ce1">
            <text:p>225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AHABAGE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26" table:formula="of:=[.B225]+1" table:style-name="ce1">
            <text:p>226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AHAGAM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27" table:formula="of:=[.B226]+1" table:style-name="ce1">
            <text:p>227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AHARAGAM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28" table:formula="of:=[.B227]+1" table:style-name="ce1">
            <text:p>228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AHAWEW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29" table:formula="of:=[.B228]+1" table:style-name="ce1">
            <text:p>229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AHIYANGANAY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30" table:formula="of:=[.B229]+1" table:style-name="ce1">
            <text:p>230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AHO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31" table:formula="of:=[.B230]+1" table:style-name="ce1">
            <text:p>231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AKANDUR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32" table:formula="of:=[.B231]+1" table:style-name="ce1">
            <text:p>232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AKOL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33" table:formula="of:=[.B232]+1" table:style-name="ce1">
            <text:p>233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ALAMBE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34" table:formula="of:=[.B233]+1" table:style-name="ce1">
            <text:p>234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ALWAN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35" table:formula="of:=[.B234]+1" table:style-name="ce1">
            <text:p>235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ANAMPITIY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36" table:formula="of:=[.B235]+1" table:style-name="ce1">
            <text:p>236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ANNAR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37" table:formula="of:=[.B236]+1" table:style-name="ce1">
            <text:p>237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ARANDAGAHAMUL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38" table:formula="of:=[.B237]+1" table:style-name="ce1">
            <text:p>238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ARADANKADAWAL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39" table:formula="of:=[.B238]+1" table:style-name="ce1">
            <text:p>239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ARAWIL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40" table:formula="of:=[.B239]+1" table:style-name="ce1">
            <text:p>240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ASKELIY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41" table:formula="of:=[.B240]+1" table:style-name="ce1">
            <text:p>241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ATALE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42" table:formula="of:=[.B241]+1" table:style-name="ce1">
            <text:p>242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ATAR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43" table:formula="of:=[.B242]+1" table:style-name="ce1">
            <text:p>243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ATHUGAM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44" table:formula="of:=[.B243]+1" table:style-name="ce1">
            <text:p>244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AWANELL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45" table:formula="of:=[.B244]+1" table:style-name="ce1">
            <text:p>245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AWARAMANDIY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46" table:formula="of:=[.B245]+1" table:style-name="ce1">
            <text:p>246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AWATHAGAM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47" table:formula="of:=[.B246]+1" table:style-name="ce1">
            <text:p>247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EDAWACHCHIY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48" table:formula="of:=[.B247]+1" table:style-name="ce1">
            <text:p>248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EEGOD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49" table:formula="of:=[.B248]+1" table:style-name="ce1">
            <text:p>249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EETHOTAMULL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50" table:formula="of:=[.B249]+1" table:style-name="ce1">
            <text:p>250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ELSIRIPUR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51" table:formula="of:=[.B250]+1" table:style-name="ce1">
            <text:p>251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ENIKHINN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52" table:formula="of:=[.B251]+1" table:style-name="ce1">
            <text:p>252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IHINTHALE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53" table:formula="of:=[.B252]+1" table:style-name="ce1">
            <text:p>253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INIPE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54" table:formula="of:=[.B253]+1" table:style-name="ce1">
            <text:p>254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INNERIY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55" table:formula="of:=[.B254]+1" table:style-name="ce1">
            <text:p>255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INUWANGOD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56" table:formula="of:=[.B255]+1" table:style-name="ce1">
            <text:p>256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IRIGAM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57" table:formula="of:=[.B256]+1" table:style-name="ce1">
            <text:p>257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IRIHAN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58" table:formula="of:=[.B257]+1" table:style-name="ce1">
            <text:p>258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IRISS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59" table:formula="of:=[.B258]+1" table:style-name="ce1">
            <text:p>259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ONARAGAL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60" table:formula="of:=[.B259]+1" table:style-name="ce1">
            <text:p>260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ORAGOLL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61" table:formula="of:=[.B260]+1" table:style-name="ce1">
            <text:p>261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ORATUW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62" table:formula="of:=[.B261]+1" table:style-name="ce1">
            <text:p>262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T.LAVINI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63" table:formula="of:=[.B262]+1" table:style-name="ce1">
            <text:p>263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UNAMALDENIY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64" table:formula="of:=[.B263]+1" table:style-name="ce1">
            <text:p>264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UNDALAM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65" table:formula="of:=[.B264]+1" table:style-name="ce1">
            <text:p>265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URUTHALAW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66" table:formula="of:=[.B265]+1" table:style-name="ce1">
            <text:p>266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UTTHUR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67" table:formula="of:=[.B266]+1" table:style-name="ce1">
            <text:p>267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AHAOY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68" table:formula="of:=[.B267]+1" table:style-name="ce1">
            <text:p>268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ANGALAELIY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69" table:formula="of:=[.B268]+1" table:style-name="ce1">
            <text:p>269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EEPE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70" table:formula="of:=[.B269]+1" table:style-name="ce1">
            <text:p>270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EDAGAM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71" table:formula="of:=[.B270]+1" table:style-name="ce1">
            <text:p>271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IRISWATTE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72" table:formula="of:=[.B271]+1" table:style-name="ce1">
            <text:p>272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ULLERIYAWA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73" table:formula="of:=[.B272]+1" table:style-name="ce1">
            <text:p>273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ANKULAM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74" table:formula="of:=[.B273]+1" table:style-name="ce1">
            <text:p>274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URUKKAN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75" table:formula="of:=[.B274]+1" table:style-name="ce1">
            <text:p>275</text:p>
          </table:table-cell>
          <table:table-cell office:value-type="string" table:style-name="ce8">
            <text:p>,"</text:p>
          </table:table-cell>
          <table:table-cell office:value-type="string" table:style-name="ce5">
            <text:p>MORAWAKA ( VIA AKURESSA )</text:p>
          </table:table-cell>
          <table:table-cell office:value-type="string" table:style-name="ce9">
            <text:p>");</text:p>
          </table:table-cell>
          <table:table-cell table:number-columns-repeated="2" table:style-name="ce6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76" table:formula="of:=[.B275]+1" table:style-name="ce1">
            <text:p>276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NAGAMA</text:p>
          </table:table-cell>
          <table:table-cell office:value-type="string" table:style-name="ce9">
            <text:p>");</text:p>
          </table:table-cell>
          <table:table-cell table:style-name="ce3"/>
          <table:table-cell table:number-columns-repeated="16378" table:style-name="ce1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77" table:formula="of:=[.B276]+1" table:style-name="ce1">
            <text:p>277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NAGAMPAH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78" table:formula="of:=[.B277]+1" table:style-name="ce1">
            <text:p>278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NAGODA  ( KANADANA )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79" table:formula="of:=[.B278]+1" table:style-name="ce1">
            <text:p>279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NAINAMADAM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80" table:formula="of:=[.B279]+1" table:style-name="ce1">
            <text:p>280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NAKIYADEN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81" table:formula="of:=[.B280]+1" table:style-name="ce1">
            <text:p>281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NAKULUGAMU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82" table:formula="of:=[.B281]+1" table:style-name="ce1">
            <text:p>282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NALAND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83" table:formula="of:=[.B282]+1" table:style-name="ce1">
            <text:p>283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NANUO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84" table:formula="of:=[.B283]+1" table:style-name="ce1">
            <text:p>284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NARAMMA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85" table:formula="of:=[.B284]+1" table:style-name="ce1">
            <text:p>285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NATHTHAND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86" table:formula="of:=[.B285]+1" table:style-name="ce1">
            <text:p>286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NAVINN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87" table:formula="of:=[.B286]+1" table:style-name="ce1">
            <text:p>287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NAWAGATHEGAM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88" table:formula="of:=[.B287]+1" table:style-name="ce1">
            <text:p>288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NAWA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89" table:formula="of:=[.B288]+1" table:style-name="ce1">
            <text:p>289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NAWALAPIT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90" table:formula="of:=[.B289]+1" table:style-name="ce1">
            <text:p>290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NEGOMBO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91" table:formula="of:=[.B290]+1" table:style-name="ce1">
            <text:p>291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NELUNDEN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92" table:formula="of:=[.B291]+1" table:style-name="ce1">
            <text:p>292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NIKAWERAT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93" table:formula="of:=[.B292]+1" table:style-name="ce1">
            <text:p>293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NITTAMBU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94" table:formula="of:=[.B293]+1" table:style-name="ce1">
            <text:p>294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NOCHCHIYAGAM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95" table:formula="of:=[.B294]+1" table:style-name="ce1">
            <text:p>295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NORTONBRIDGE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96" table:formula="of:=[.B295]+1" table:style-name="ce1">
            <text:p>296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NUGEGOD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97" table:formula="of:=[.B296]+1" table:style-name="ce1">
            <text:p>297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NUWARAEL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98" table:formula="of:=[.B297]+1" table:style-name="ce1">
            <text:p>298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NAIWA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299" table:formula="of:=[.B298]+1" table:style-name="ce1">
            <text:p>299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NAWAGAMU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00" table:formula="of:=[.B299]+1" table:style-name="ce1">
            <text:p>300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NALLUR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01" table:formula="of:=[.B300]+1" table:style-name="ce1">
            <text:p>301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ORIENT PEARL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02" table:formula="of:=[.B301]+1" table:style-name="ce1">
            <text:p>302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ORUWA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03" table:formula="of:=[.B302]+1" table:style-name="ce1">
            <text:p>303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OPANAYAKE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04" table:formula="of:=[.B303]+1" table:style-name="ce1">
            <text:p>304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OMANTHEI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05" table:formula="of:=[.B304]+1" table:style-name="ce1">
            <text:p>305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ADAV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06" table:formula="of:=[.B305]+1" table:style-name="ce1">
            <text:p>306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ADUKK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07" table:formula="of:=[.B306]+1" table:style-name="ce1">
            <text:p>307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ALAVI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08" table:formula="of:=[.B307]+1" table:style-name="ce1">
            <text:p>308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AMUNUGAM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09" table:formula="of:=[.B308]+1" table:style-name="ce1">
            <text:p>309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ANADUR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10" table:formula="of:=[.B309]+1" table:style-name="ce1">
            <text:p>310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ANAGOD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11" table:formula="of:=[.B310]+1" table:style-name="ce1">
            <text:p>311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ANNA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12" table:formula="of:=[.B311]+1" table:style-name="ce1">
            <text:p>312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ANNIPIT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13" table:formula="of:=[.B312]+1" table:style-name="ce1">
            <text:p>313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ARAGAHADEN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14" table:formula="of:=[.B313]+1" table:style-name="ce1">
            <text:p>314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ASIKUD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15" table:formula="of:=[.B314]+1" table:style-name="ce1">
            <text:p>315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ASSAR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16" table:formula="of:=[.B315]+1" table:style-name="ce1">
            <text:p>316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ASYA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17" table:formula="of:=[.B316]+1" table:style-name="ce1">
            <text:p>317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AYAGA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18" table:formula="of:=[.B317]+1" table:style-name="ce1">
            <text:p>318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EGASUS REEF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19" table:formula="of:=[.B318]+1" table:style-name="ce1">
            <text:p>319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ELAWATTA ( MATUGAMA)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20" table:formula="of:=[.B319]+1" table:style-name="ce1">
            <text:p>320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ELAWATT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21" table:formula="of:=[.B320]+1" table:style-name="ce1">
            <text:p>321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ELIYAGOD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22" table:formula="of:=[.B321]+1" table:style-name="ce1">
            <text:p>322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ELMADUL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23" table:formula="of:=[.B322]+1" table:style-name="ce1">
            <text:p>323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EPILIYAWA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24" table:formula="of:=[.B323]+1" table:style-name="ce1">
            <text:p>324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ERADEN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25" table:formula="of:=[.B324]+1" table:style-name="ce1">
            <text:p>325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ILIMATHALA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26" table:formula="of:=[.B325]+1" table:style-name="ce1">
            <text:p>326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ILIYANDA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27" table:formula="of:=[.B326]+1" table:style-name="ce1">
            <text:p>327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OLGAHAWE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28" table:formula="of:=[.B327]+1" table:style-name="ce1">
            <text:p>328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OLGASOWIT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29" table:formula="of:=[.B328]+1" table:style-name="ce1">
            <text:p>329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OLONNARU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30" table:formula="of:=[.B329]+1" table:style-name="ce1">
            <text:p>330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OLPITHIGAM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31" table:formula="of:=[.B330]+1" table:style-name="ce1">
            <text:p>331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OOJAPIT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32" table:formula="of:=[.B331]+1" table:style-name="ce1">
            <text:p>332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ORUTHOT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33" table:formula="of:=[.B332]+1" table:style-name="ce1">
            <text:p>333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OTHUHER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34" table:formula="of:=[.B333]+1" table:style-name="ce1">
            <text:p>334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UGAD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35" table:formula="of:=[.B334]+1" table:style-name="ce1">
            <text:p>335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USSELLA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36" table:formula="of:=[.B335]+1" table:style-name="ce1">
            <text:p>336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UTTALAM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37" table:formula="of:=[.B336]+1" table:style-name="ce1">
            <text:p>337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UWAKPIT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38" table:formula="of:=[.B337]+1" table:style-name="ce1">
            <text:p>338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ADIYATALA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39" table:formula="of:=[.B338]+1" table:style-name="ce1">
            <text:p>339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OTHUVIL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40" table:formula="of:=[.B339]+1" table:style-name="ce1">
            <text:p>340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ULMIDEI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41" table:formula="of:=[.B340]+1" table:style-name="ce1">
            <text:p>341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ELLAWATTE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42" table:formula="of:=[.B341]+1" table:style-name="ce1">
            <text:p>342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PITIGA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43" table:formula="of:=[.B342]+1" table:style-name="ce1">
            <text:p>343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RADAL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44" table:formula="of:=[.B343]+1" table:style-name="ce1">
            <text:p>344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RADAWAN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45" table:formula="of:=[.B344]+1" table:style-name="ce1">
            <text:p>345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RADDOLUGAM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46" table:formula="of:=[.B345]+1" table:style-name="ce1">
            <text:p>346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RAJAKADALU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47" table:formula="of:=[.B346]+1" table:style-name="ce1">
            <text:p>347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RAGAM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48" table:formula="of:=[.B347]+1" table:style-name="ce1">
            <text:p>348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RAJAGIR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49" table:formula="of:=[.B348]+1" table:style-name="ce1">
            <text:p>349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RAJANGAN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50" table:formula="of:=[.B349]+1" table:style-name="ce1">
            <text:p>350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RAKWAN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51" table:formula="of:=[.B350]+1" table:style-name="ce1">
            <text:p>351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RAMBUKKAN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52" table:formula="of:=[.B351]+1" table:style-name="ce1">
            <text:p>352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RANA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53" table:formula="of:=[.B352]+1" table:style-name="ce1">
            <text:p>353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RANPOKUNAGAM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54" table:formula="of:=[.B353]+1" table:style-name="ce1">
            <text:p>354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RANWELI BEACH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55" table:formula="of:=[.B354]+1" table:style-name="ce1">
            <text:p>355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RATMALAN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56" table:formula="of:=[.B355]+1" table:style-name="ce1">
            <text:p>356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RATNAPUR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57" table:formula="of:=[.B356]+1" table:style-name="ce1">
            <text:p>357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RIDIGAM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58" table:formula="of:=[.B357]+1" table:style-name="ce1">
            <text:p>358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RUWANWEL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59" table:formula="of:=[.B358]+1" table:style-name="ce1">
            <text:p>359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RAMBAWE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60" table:formula="of:=[.B359]+1" table:style-name="ce1">
            <text:p>360</text:p>
          </table:table-cell>
          <table:table-cell office:value-type="string" table:style-name="ce8">
            <text:p>,"</text:p>
          </table:table-cell>
          <table:table-cell office:value-type="string" table:style-name="ce4">
            <text:p>RAMBO</text:p>
          </table:table-cell>
          <table:table-cell office:value-type="string" table:style-name="ce9">
            <text:p>");</text:p>
          </table:table-cell>
          <table:table-cell table:number-columns-repeated="16379" table:style-name="ce1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61" table:formula="of:=[.B360]+1" table:style-name="ce1">
            <text:p>361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SADALANKAWA</text:p>
          </table:table-cell>
          <table:table-cell office:value-type="string" table:style-name="ce9">
            <text:p>");</text:p>
          </table:table-cell>
          <table:table-cell table:style-name="ce3"/>
          <table:table-cell table:number-columns-repeated="16378" table:style-name="ce1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62" table:formula="of:=[.B361]+1" table:style-name="ce1">
            <text:p>362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SANGATIKULAM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63" table:formula="of:=[.B362]+1" table:style-name="ce1">
            <text:p>363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SAPUGASKAND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64" table:formula="of:=[.B363]+1" table:style-name="ce1">
            <text:p>364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SEEDU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65" table:formula="of:=[.B364]+1" table:style-name="ce1">
            <text:p>365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SIGIR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66" table:formula="of:=[.B365]+1" table:style-name="ce1">
            <text:p>366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SIPPIKULAM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67" table:formula="of:=[.B366]+1" table:style-name="ce1">
            <text:p>367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SAMANTHUREI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68" table:formula="of:=[.B367]+1" table:style-name="ce1">
            <text:p>368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SITHULPAW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69" table:formula="of:=[.B368]+1" table:style-name="ce1">
            <text:p>369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SURIYAKAND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70" table:formula="of:=[.B369]+1" table:style-name="ce1">
            <text:p>370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SIYAMBALANDU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71" table:formula="of:=[.B370]+1" table:style-name="ce1">
            <text:p>371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THALAHEN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72" table:formula="of:=[.B371]+1" table:style-name="ce1">
            <text:p>372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THALANGAM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73" table:formula="of:=[.B372]+1" table:style-name="ce1">
            <text:p>373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THALAPATHPITI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74" table:formula="of:=[.B373]+1" table:style-name="ce1">
            <text:p>374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THALAWAKELE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75" table:formula="of:=[.B374]+1" table:style-name="ce1">
            <text:p>375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THALAWATHUGOD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76" table:formula="of:=[.B375]+1" table:style-name="ce1">
            <text:p>376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THAMBUTTEGAM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77" table:formula="of:=[.B376]+1" table:style-name="ce1">
            <text:p>377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THANGALLE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78" table:formula="of:=[.B377]+1" table:style-name="ce1">
            <text:p>378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THELDEN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79" table:formula="of:=[.B378]+1" table:style-name="ce1">
            <text:p>379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THIHAR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80" table:formula="of:=[.B379]+1" table:style-name="ce1">
            <text:p>380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THISSAMAHARAM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81" table:formula="of:=[.B380]+1" table:style-name="ce1">
            <text:p>381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TRINCOMALEE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82" table:formula="of:=[.B381]+1" table:style-name="ce1">
            <text:p>382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THALA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83" table:formula="of:=[.B382]+1" table:style-name="ce1">
            <text:p>383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THAMPALAGAMU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84" table:formula="of:=[.B383]+1" table:style-name="ce1">
            <text:p>384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THANAMALWI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85" table:formula="of:=[.B384]+1" table:style-name="ce1">
            <text:p>385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THABBO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86" table:formula="of:=[.B385]+1" table:style-name="ce1">
            <text:p>386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THIRUWANAKET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87" table:formula="of:=[.B386]+1" table:style-name="ce1">
            <text:p>387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THULHIR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88" table:formula="of:=[.B387]+1" table:style-name="ce1">
            <text:p>388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THALEIMANNAR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89" table:formula="of:=[.B388]+1" table:style-name="ce1">
            <text:p>389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UDUBADDA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90" table:formula="of:=[.B389]+1" table:style-name="ce1">
            <text:p>390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UDUGAMPO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91" table:formula="of:=[.B390]+1" table:style-name="ce1">
            <text:p>391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UKUWE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92" table:formula="of:=[.B391]+1" table:style-name="ce1">
            <text:p>392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ULAPANE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93" table:formula="of:=[.B392]+1" table:style-name="ce1">
            <text:p>393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URAGASMANHAND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94" table:formula="of:=[.B393]+1" table:style-name="ce1">
            <text:p>394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UDAWALA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95" table:formula="of:=[.B394]+1" table:style-name="ce1">
            <text:p>395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VALACHCHENAI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96" table:formula="of:=[.B395]+1" table:style-name="ce1">
            <text:p>396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VAUN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97" table:formula="of:=[.B396]+1" table:style-name="ce1">
            <text:p>397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VEYANGOD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98" table:formula="of:=[.B397]+1" table:style-name="ce1">
            <text:p>398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WADDU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399" table:formula="of:=[.B398]+1" table:style-name="ce1">
            <text:p>399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WAIKKA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400" table:formula="of:=[.B399]+1" table:style-name="ce1">
            <text:p>400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WARAKAPO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401" table:formula="of:=[.B400]+1" table:style-name="ce1">
            <text:p>401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WARIYAPO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402" table:formula="of:=[.B401]+1" table:style-name="ce1">
            <text:p>402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WATTA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403" table:formula="of:=[.B402]+1" table:style-name="ce1">
            <text:p>403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WELIGAM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404" table:formula="of:=[.B403]+1" table:style-name="ce1">
            <text:p>404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WELIMAD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405" table:formula="of:=[.B404]+1" table:style-name="ce1">
            <text:p>405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WELIPENN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406" table:formula="of:=[.B405]+1" table:style-name="ce1">
            <text:p>406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WELIWER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407" table:formula="of:=[.B406]+1" table:style-name="ce1">
            <text:p>407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WELLAMPIT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408" table:formula="of:=[.B407]+1" table:style-name="ce1">
            <text:p>408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WELLAWA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409" table:formula="of:=[.B408]+1" table:style-name="ce1">
            <text:p>409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WENNAPUW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410" table:formula="of:=[.B409]+1" table:style-name="ce1">
            <text:p>410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WIJERAM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411" table:formula="of:=[.B410]+1" table:style-name="ce1">
            <text:p>411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WALASMUL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412" table:formula="of:=[.B411]+1" table:style-name="ce1">
            <text:p>412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WATAWA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413" table:formula="of:=[.B412]+1" table:style-name="ce1">
            <text:p>413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WEERAWI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414" table:formula="of:=[.B413]+1" table:style-name="ce1">
            <text:p>414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WELIKAND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415" table:formula="of:=[.B414]+1" table:style-name="ce1">
            <text:p>415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WATADENIY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416" table:formula="of:=[.B415]+1" table:style-name="ce1">
            <text:p>416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WATHTHEGAM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417" table:formula="of:=[.B416]+1" table:style-name="ce1">
            <text:p>417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WELISAR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418" table:formula="of:=[.B417]+1" table:style-name="ce1">
            <text:p>418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YAKKAL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419" table:formula="of:=[.B418]+1" table:style-name="ce1">
            <text:p>419</text:p>
          </table:table-cell>
          <table:table-cell office:value-type="string" table:style-name="ce8">
            <text:p>,"</text:p>
          </table:table-cell>
          <table:table-cell office:value-type="string" table:style-name="ce2">
            <text:p>YATIYANTOTA</text:p>
          </table:table-cell>
          <table:table-cell office:value-type="string" table:style-name="ce9">
            <text:p>");</text:p>
          </table:table-cell>
          <table:table-cell table:number-columns-repeated="2" table:style-name="ce3"/>
          <table:table-cell table:number-columns-repeated="16377"/>
        </table:table-row>
        <table:table-row table:style-name="ro1">
          <table:table-cell office:value-type="string" table:style-name="ce1">
            <text:p>insert into location(id,name)values(</text:p>
          </table:table-cell>
          <table:table-cell office:value-type="float" office:value="420" table:formula="of:=[.B419]+1" table:style-name="ce1">
            <text:p>420</text:p>
          </table:table-cell>
          <table:table-cell office:value-type="string" table:style-name="ce8">
            <text:p>,"</text:p>
          </table:table-cell>
          <table:table-cell office:value-type="string" table:style-name="ce4">
            <text:p>YALA</text:p>
          </table:table-cell>
          <table:table-cell office:value-type="string" table:style-name="ce9">
            <text:p>");</text:p>
          </table:table-cell>
          <table:table-cell table:number-columns-repeated="16379" table:style-name="ce1"/>
        </table:table-row>
        <table:table-row table:number-rows-repeated="104815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Arial" svg:font-family="Arial"/>
    <style:font-face style:name="Courier New" svg:font-family="&quot;Courier New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9001</meta:generator>
    <meta:initial-creator>peter</meta:initial-creator>
    <dc:creator>peter</dc:creator>
    <meta:creation-date>2018-02-25T08:01:19Z</meta:creation-date>
    <dc:date>2018-02-26T07:00:58Z</dc:date>
    <meta:editing-duration>PT0S</meta:editing-duration>
  </office:meta>
</office:document-meta>
</file>